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Heading_20_2">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1" text:outline-level="1">versioning lazy loading</text:h>
      <text:h text:style-name="Heading_20_2" text:outline-level="2">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2" text:outline-level="2">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2" text:outline-level="2">Links</text:h>
      <text:h text:style-name="Heading_20_3" text:outline-level="3">Closed and open non-deleted</text:h>
      <text:p text:style-name="Text_20_body">The exact same process will work for linked nodes that are closed. <text:s/>However links existing in the current edit tree will be treated exactly the same as all other nodes.</text:p>
      <text:h text:style-name="Heading_20_3" text:outline-level="3">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6" text:outline-level="2">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1" text:outline-level="1">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1" text:outline-level="1">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Argument and other 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text:h text:style-name="Heading_20_1" text:outline-level="1">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h text:style-name="Heading_20_1" text:outline-level="1">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2" text:outline-level="2">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Transactions</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5"><text:span text:style-name="Source_20_Text">}</text:span></text:p>
      <text:p text:style-name="Preformatted_20_Text"/>
      <text:h text:style-name="Heading_20_1" text:outline-level="1">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h text:style-name="Heading_20_1" text:outline-level="1">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25T10:23:22.45</dc:date>
    <dc:creator>Isaac Kriegman</dc:creator>
    <meta:editing-duration>PT38H07M59S</meta:editing-duration>
    <meta:editing-cycles>26</meta:editing-cycles>
    <meta:document-statistic meta:table-count="0" meta:image-count="0" meta:object-count="0" meta:page-count="1" meta:paragraph-count="162" meta:word-count="3463" meta:character-count="20914"/>
  </office:meta>
</office:document-meta>
</file>